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f15d0" officeooo:paragraph-rsid="000f15d0"/>
    </style:style>
    <style:style style:name="P4" style:family="paragraph" style:parent-style-name="Subtitle">
      <style:text-properties style:font-name="Georgia"/>
    </style:style>
    <style:style style:name="P5" style:family="paragraph" style:parent-style-name="Heading_20_1">
      <style:text-properties style:font-name="Georgia"/>
    </style:style>
    <style:style style:name="P6" style:family="paragraph" style:parent-style-name="Text_20_body">
      <style:paragraph-properties fo:text-align="center" style:justify-single-word="false"/>
      <style:text-properties style:font-name="Georgia" officeooo:rsid="000f15d0" officeooo:paragraph-rsid="000f15d0"/>
    </style:style>
    <style:style style:name="P7" style:family="paragraph" style:parent-style-name="Text_20_body">
      <style:text-properties style:font-name="Georgia" officeooo:rsid="000f15d0" officeooo:paragraph-rsid="000f15d0"/>
    </style:style>
    <style:style style:name="P8" style:family="paragraph" style:parent-style-name="Text_20_body">
      <style:text-properties style:font-name="Georgia"/>
    </style:style>
    <style:style style:name="P9" style:family="paragraph" style:parent-style-name="Text_20_body">
      <style:text-properties style:font-name="Georgia" officeooo:paragraph-rsid="00779347"/>
    </style:style>
    <style:style style:name="T1" style:family="text">
      <style:text-properties officeooo:rsid="0010be1a"/>
    </style:style>
    <style:style style:name="T2" style:family="text">
      <style:text-properties officeooo:rsid="0010e2bb"/>
    </style:style>
    <style:style style:name="T3" style:family="text">
      <style:text-properties officeooo:rsid="00123e46"/>
    </style:style>
    <style:style style:name="T4" style:family="text">
      <style:text-properties officeooo:rsid="0013ddfa"/>
    </style:style>
    <style:style style:name="T5" style:family="text">
      <style:text-properties officeooo:rsid="0015d449"/>
    </style:style>
    <style:style style:name="T6" style:family="text">
      <style:text-properties officeooo:rsid="00161532"/>
    </style:style>
    <style:style style:name="T7" style:family="text">
      <style:text-properties officeooo:rsid="0017551a"/>
    </style:style>
    <style:style style:name="T8" style:family="text">
      <style:text-properties officeooo:rsid="0017d19a"/>
    </style:style>
    <style:style style:name="T9" style:family="text">
      <style:text-properties officeooo:rsid="0017e2f3"/>
    </style:style>
    <style:style style:name="T10" style:family="text">
      <style:text-properties officeooo:rsid="0019a71e"/>
    </style:style>
    <style:style style:name="T11" style:family="text">
      <style:text-properties officeooo:rsid="001a8016"/>
    </style:style>
    <style:style style:name="T12" style:family="text">
      <style:text-properties officeooo:rsid="001b3a88"/>
    </style:style>
    <style:style style:name="T13" style:family="text">
      <style:text-properties officeooo:rsid="001cd744"/>
    </style:style>
    <style:style style:name="T14" style:family="text">
      <style:text-properties officeooo:rsid="001e22f6"/>
    </style:style>
    <style:style style:name="T15" style:family="text">
      <style:text-properties officeooo:rsid="001e6fad"/>
    </style:style>
    <style:style style:name="T16" style:family="text">
      <style:text-properties officeooo:rsid="001f5201"/>
    </style:style>
    <style:style style:name="T17" style:family="text">
      <style:text-properties officeooo:rsid="00202df4"/>
    </style:style>
    <style:style style:name="T18" style:family="text">
      <style:text-properties officeooo:rsid="00218397"/>
    </style:style>
    <style:style style:name="T19" style:family="text">
      <style:text-properties officeooo:rsid="00223bf0"/>
    </style:style>
    <style:style style:name="T20" style:family="text">
      <style:text-properties officeooo:rsid="00224d48"/>
    </style:style>
    <style:style style:name="T21" style:family="text">
      <style:text-properties officeooo:rsid="002438f1"/>
    </style:style>
    <style:style style:name="T22" style:family="text">
      <style:text-properties officeooo:rsid="0024ce55"/>
    </style:style>
    <style:style style:name="T23" style:family="text">
      <style:text-properties officeooo:rsid="0024fcbd"/>
    </style:style>
    <style:style style:name="T24" style:family="text">
      <style:text-properties officeooo:rsid="0026d084"/>
    </style:style>
    <style:style style:name="T25" style:family="text">
      <style:text-properties fo:font-style="italic" officeooo:rsid="0026d084" style:font-style-asian="italic" style:font-style-complex="italic"/>
    </style:style>
    <style:style style:name="T26" style:family="text">
      <style:text-properties fo:font-style="italic" officeooo:rsid="009212d6" style:font-style-asian="italic" style:font-style-complex="italic"/>
    </style:style>
    <style:style style:name="T27" style:family="text">
      <style:text-properties fo:font-style="italic" officeooo:rsid="009ccc3e" style:font-style-asian="italic" style:font-style-complex="italic"/>
    </style:style>
    <style:style style:name="T28" style:family="text">
      <style:text-properties fo:font-style="italic" officeooo:rsid="009e0f74" style:font-style-asian="italic" style:font-style-complex="italic"/>
    </style:style>
    <style:style style:name="T29" style:family="text">
      <style:text-properties fo:font-style="italic" officeooo:rsid="00a0cc54" style:font-style-asian="italic" style:font-style-complex="italic"/>
    </style:style>
    <style:style style:name="T30" style:family="text">
      <style:text-properties fo:font-style="italic" officeooo:rsid="00a268a6" style:font-style-asian="italic" style:font-style-complex="italic"/>
    </style:style>
    <style:style style:name="T31" style:family="text">
      <style:text-properties officeooo:rsid="0028bd5d"/>
    </style:style>
    <style:style style:name="T32" style:family="text">
      <style:text-properties officeooo:rsid="002a7d90"/>
    </style:style>
    <style:style style:name="T33" style:family="text">
      <style:text-properties officeooo:rsid="002b250e"/>
    </style:style>
    <style:style style:name="T34" style:family="text">
      <style:text-properties officeooo:rsid="002cae4d"/>
    </style:style>
    <style:style style:name="T35" style:family="text">
      <style:text-properties officeooo:rsid="002df45b"/>
    </style:style>
    <style:style style:name="T36" style:family="text">
      <style:text-properties officeooo:rsid="002ebb69"/>
    </style:style>
    <style:style style:name="T37" style:family="text">
      <style:text-properties officeooo:rsid="003088fe"/>
    </style:style>
    <style:style style:name="T38" style:family="text">
      <style:text-properties officeooo:rsid="0031c9f7"/>
    </style:style>
    <style:style style:name="T39" style:family="text">
      <style:text-properties officeooo:rsid="00320a35"/>
    </style:style>
    <style:style style:name="T40" style:family="text">
      <style:text-properties officeooo:rsid="0034e14e"/>
    </style:style>
    <style:style style:name="T41" style:family="text">
      <style:text-properties officeooo:rsid="00360fc0"/>
    </style:style>
    <style:style style:name="T42" style:family="text">
      <style:text-properties officeooo:rsid="003718fc"/>
    </style:style>
    <style:style style:name="T43" style:family="text">
      <style:text-properties officeooo:rsid="0038de44"/>
    </style:style>
    <style:style style:name="T44" style:family="text">
      <style:text-properties officeooo:rsid="00399b36"/>
    </style:style>
    <style:style style:name="T45" style:family="text">
      <style:text-properties officeooo:rsid="003a713a"/>
    </style:style>
    <style:style style:name="T46" style:family="text">
      <style:text-properties officeooo:rsid="003c696f"/>
    </style:style>
    <style:style style:name="T47" style:family="text">
      <style:text-properties officeooo:rsid="003d82ef"/>
    </style:style>
    <style:style style:name="T48" style:family="text">
      <style:text-properties officeooo:rsid="003e65d6"/>
    </style:style>
    <style:style style:name="T49" style:family="text">
      <style:text-properties officeooo:rsid="003ff5de"/>
    </style:style>
    <style:style style:name="T50" style:family="text">
      <style:text-properties officeooo:rsid="0040f03a"/>
    </style:style>
    <style:style style:name="T51" style:family="text">
      <style:text-properties officeooo:rsid="004207d1"/>
    </style:style>
    <style:style style:name="T52" style:family="text">
      <style:text-properties officeooo:rsid="0042efb4"/>
    </style:style>
    <style:style style:name="T53" style:family="text">
      <style:text-properties officeooo:rsid="00447f9c"/>
    </style:style>
    <style:style style:name="T54" style:family="text">
      <style:text-properties officeooo:rsid="0046af81"/>
    </style:style>
    <style:style style:name="T55" style:family="text">
      <style:text-properties officeooo:rsid="00471cdd"/>
    </style:style>
    <style:style style:name="T56" style:family="text">
      <style:text-properties officeooo:rsid="0048a3f9"/>
    </style:style>
    <style:style style:name="T57" style:family="text">
      <style:text-properties officeooo:rsid="004a3acf"/>
    </style:style>
    <style:style style:name="T58" style:family="text">
      <style:text-properties officeooo:rsid="004af013"/>
    </style:style>
    <style:style style:name="T59" style:family="text">
      <style:text-properties officeooo:rsid="004ef311"/>
    </style:style>
    <style:style style:name="T60" style:family="text">
      <style:text-properties officeooo:rsid="0050750c"/>
    </style:style>
    <style:style style:name="T61" style:family="text">
      <style:text-properties officeooo:rsid="00512b17"/>
    </style:style>
    <style:style style:name="T62" style:family="text">
      <style:text-properties officeooo:rsid="005315c0"/>
    </style:style>
    <style:style style:name="T63" style:family="text">
      <style:text-properties officeooo:rsid="005735eb"/>
    </style:style>
    <style:style style:name="T64" style:family="text">
      <style:text-properties officeooo:rsid="005a8133"/>
    </style:style>
    <style:style style:name="T65" style:family="text">
      <style:text-properties officeooo:rsid="005ae659"/>
    </style:style>
    <style:style style:name="T66" style:family="text">
      <style:text-properties officeooo:rsid="005ce001"/>
    </style:style>
    <style:style style:name="T67" style:family="text">
      <style:text-properties officeooo:rsid="005d5531"/>
    </style:style>
    <style:style style:name="T68" style:family="text">
      <style:text-properties officeooo:rsid="005e282d"/>
    </style:style>
    <style:style style:name="T69" style:family="text">
      <style:text-properties officeooo:rsid="005f4a61"/>
    </style:style>
    <style:style style:name="T70" style:family="text">
      <style:text-properties officeooo:rsid="006115a7"/>
    </style:style>
    <style:style style:name="T71" style:family="text">
      <style:text-properties officeooo:rsid="0062e700"/>
    </style:style>
    <style:style style:name="T72" style:family="text">
      <style:text-properties officeooo:rsid="0063a6bc"/>
    </style:style>
    <style:style style:name="T73" style:family="text">
      <style:text-properties officeooo:rsid="0063aaad"/>
    </style:style>
    <style:style style:name="T74" style:family="text">
      <style:text-properties officeooo:rsid="00662c6d"/>
    </style:style>
    <style:style style:name="T75" style:family="text">
      <style:text-properties officeooo:rsid="0066a2cd"/>
    </style:style>
    <style:style style:name="T76" style:family="text">
      <style:text-properties officeooo:rsid="0068400b"/>
    </style:style>
    <style:style style:name="T77" style:family="text">
      <style:text-properties officeooo:rsid="0068e977"/>
    </style:style>
    <style:style style:name="T78" style:family="text">
      <style:text-properties officeooo:rsid="0069e41c"/>
    </style:style>
    <style:style style:name="T79" style:family="text">
      <style:text-properties officeooo:rsid="006a5c5c"/>
    </style:style>
    <style:style style:name="T80" style:family="text">
      <style:text-properties officeooo:rsid="006be848"/>
    </style:style>
    <style:style style:name="T81" style:family="text">
      <style:text-properties officeooo:rsid="006d5f7f"/>
    </style:style>
    <style:style style:name="T82" style:family="text">
      <style:text-properties officeooo:rsid="006ecf89"/>
    </style:style>
    <style:style style:name="T83" style:family="text">
      <style:text-properties officeooo:rsid="006efca8"/>
    </style:style>
    <style:style style:name="T84" style:family="text">
      <style:text-properties officeooo:rsid="006f091d"/>
    </style:style>
    <style:style style:name="T85" style:family="text">
      <style:text-properties officeooo:rsid="00705fb2"/>
    </style:style>
    <style:style style:name="T86" style:family="text">
      <style:text-properties officeooo:rsid="00712dde"/>
    </style:style>
    <style:style style:name="T87" style:family="text">
      <style:text-properties officeooo:rsid="00722fd9"/>
    </style:style>
    <style:style style:name="T88" style:family="text">
      <style:text-properties officeooo:rsid="00724620"/>
    </style:style>
    <style:style style:name="T89" style:family="text">
      <style:text-properties officeooo:rsid="0073acef"/>
    </style:style>
    <style:style style:name="T90" style:family="text">
      <style:text-properties officeooo:rsid="00750eb3"/>
    </style:style>
    <style:style style:name="T91" style:family="text">
      <style:text-properties officeooo:rsid="0076da8e"/>
    </style:style>
    <style:style style:name="T92" style:family="text">
      <style:text-properties officeooo:rsid="00779347"/>
    </style:style>
    <style:style style:name="T93" style:family="text">
      <style:text-properties officeooo:rsid="0079338a"/>
    </style:style>
    <style:style style:name="T94" style:family="text">
      <style:text-properties officeooo:rsid="007ae6ef"/>
    </style:style>
    <style:style style:name="T95" style:family="text">
      <style:text-properties officeooo:rsid="007bcf19"/>
    </style:style>
    <style:style style:name="T96" style:family="text">
      <style:text-properties officeooo:rsid="007d978c"/>
    </style:style>
    <style:style style:name="T97" style:family="text">
      <style:text-properties officeooo:rsid="007f2d51"/>
    </style:style>
    <style:style style:name="T98" style:family="text">
      <style:text-properties officeooo:rsid="007fc869"/>
    </style:style>
    <style:style style:name="T99" style:family="text">
      <style:text-properties officeooo:rsid="007fe581"/>
    </style:style>
    <style:style style:name="T100" style:family="text">
      <style:text-properties officeooo:rsid="0080afb3"/>
    </style:style>
    <style:style style:name="T101" style:family="text">
      <style:text-properties officeooo:rsid="00811007"/>
    </style:style>
    <style:style style:name="T102" style:family="text">
      <style:text-properties officeooo:rsid="00829951"/>
    </style:style>
    <style:style style:name="T103" style:family="text">
      <style:text-properties officeooo:rsid="0084356b"/>
    </style:style>
    <style:style style:name="T104" style:family="text">
      <style:text-properties officeooo:rsid="0085d636"/>
    </style:style>
    <style:style style:name="T105" style:family="text">
      <style:text-properties officeooo:rsid="008762d2"/>
    </style:style>
    <style:style style:name="T106" style:family="text">
      <style:text-properties officeooo:rsid="0088dc1d"/>
    </style:style>
    <style:style style:name="T107" style:family="text">
      <style:text-properties officeooo:rsid="008ad892"/>
    </style:style>
    <style:style style:name="T108" style:family="text">
      <style:text-properties officeooo:rsid="008c69e6"/>
    </style:style>
    <style:style style:name="T109" style:family="text">
      <style:text-properties officeooo:rsid="008e4418"/>
    </style:style>
    <style:style style:name="T110" style:family="text">
      <style:text-properties officeooo:rsid="009000f6"/>
    </style:style>
    <style:style style:name="T111" style:family="text">
      <style:text-properties officeooo:rsid="009212d6"/>
    </style:style>
    <style:style style:name="T112" style:family="text">
      <style:text-properties fo:font-style="normal" officeooo:rsid="009212d6" style:font-style-asian="normal" style:font-style-complex="normal"/>
    </style:style>
    <style:style style:name="T113" style:family="text">
      <style:text-properties fo:font-style="normal" officeooo:rsid="00926270" style:font-style-asian="normal" style:font-style-complex="normal"/>
    </style:style>
    <style:style style:name="T114" style:family="text">
      <style:text-properties fo:font-style="normal" officeooo:rsid="00939ecd" style:font-style-asian="normal" style:font-style-complex="normal"/>
    </style:style>
    <style:style style:name="T115" style:family="text">
      <style:text-properties fo:font-style="normal" officeooo:rsid="00958075" style:font-style-asian="normal" style:font-style-complex="normal"/>
    </style:style>
    <style:style style:name="T116" style:family="text">
      <style:text-properties fo:font-style="normal" officeooo:rsid="0096bba7" style:font-style-asian="normal" style:font-style-complex="normal"/>
    </style:style>
    <style:style style:name="T117" style:family="text">
      <style:text-properties fo:font-style="normal" officeooo:rsid="00980956" style:font-style-asian="normal" style:font-style-complex="normal"/>
    </style:style>
    <style:style style:name="T118" style:family="text">
      <style:text-properties fo:font-style="normal" officeooo:rsid="0098bca7" style:font-style-asian="normal" style:font-style-complex="normal"/>
    </style:style>
    <style:style style:name="T119" style:family="text">
      <style:text-properties fo:font-style="normal" officeooo:rsid="009a4c31" style:font-style-asian="normal" style:font-style-complex="normal"/>
    </style:style>
    <style:style style:name="T120" style:family="text">
      <style:text-properties fo:font-style="normal" officeooo:rsid="009aa119" style:font-style-asian="normal" style:font-style-complex="normal"/>
    </style:style>
    <style:style style:name="T121" style:family="text">
      <style:text-properties fo:font-style="normal" officeooo:rsid="009cb94c" style:font-style-asian="normal" style:font-style-complex="normal"/>
    </style:style>
    <style:style style:name="T122" style:family="text">
      <style:text-properties fo:font-style="normal" officeooo:rsid="009ccc3e" style:font-style-asian="normal" style:font-style-complex="normal"/>
    </style:style>
    <style:style style:name="T123" style:family="text">
      <style:text-properties fo:font-style="normal" officeooo:rsid="009cde74" style:font-style-asian="normal" style:font-style-complex="normal"/>
    </style:style>
    <style:style style:name="T124" style:family="text">
      <style:text-properties fo:font-style="normal" officeooo:rsid="009e0f74" style:font-style-asian="normal" style:font-style-complex="normal"/>
    </style:style>
    <style:style style:name="T125" style:family="text">
      <style:text-properties fo:font-style="normal" officeooo:rsid="009f3b2d" style:font-style-asian="normal" style:font-style-complex="normal"/>
    </style:style>
    <style:style style:name="T126" style:family="text">
      <style:text-properties fo:font-style="normal" officeooo:rsid="00a0cc54" style:font-style-asian="normal" style:font-style-complex="normal"/>
    </style:style>
    <style:style style:name="T127" style:family="text">
      <style:text-properties fo:font-style="normal" officeooo:rsid="00a20c1d" style:font-style-asian="normal" style:font-style-complex="normal"/>
    </style:style>
    <style:style style:name="T128" style:family="text">
      <style:text-properties fo:font-style="normal" officeooo:rsid="00a268a6" style:font-style-asian="normal" style:font-style-complex="normal"/>
    </style:style>
    <style:style style:name="T129" style:family="text">
      <style:text-properties fo:font-style="normal" officeooo:rsid="00a3e86c" style:font-style-asian="normal" style:font-style-complex="normal"/>
    </style:style>
    <style:style style:name="T130" style:family="text">
      <style:text-properties officeooo:rsid="000f15d0"/>
    </style:style>
    <style:style style:name="T131" style:family="text">
      <style:text-properties officeooo:rsid="009341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union</text:p>
      <text:p text:style-name="P4">211</text:p>
      <text:p text:style-name="P6">by Kyle Eggleston</text:p>
      <text:p text:style-name="P7"/>
      <text:h text:style-name="P5" text:outline-level="1">Earth Orbit</text:h>
      <text:p text:style-name="P7"><text:tab/><text:span text:style-name="T1">Grilka was in a shuttle approaching Earth. As the planet came into view, she saw the Fresno docked with a space station. She smiled at the fact. </text:span><text:span text:style-name="T2">It had taken her weeks to reach Earth from the Dubor home world. Grilka had kept an eye out for Ketish every chance she had, so far he hadn’t chosen to follow after her, </text:span><text:span text:style-name="T3">which was a good sign</text:span><text:span text:style-name="T2">.</text:span></text:p>
      <text:p text:style-name="P7"><text:tab/><text:span text:style-name="T4">As her shuttle approached the Fresno all sorts of alarms sounded. Grilka winced at the alarms. Dubor alarms were designed to alert the pilot of any enemy vessel and the Fresno was classified as such. She would have to change that. The Fresno certainly wasn’t an enemy vessel, she was a friendly. </text:span><text:span text:style-name="T5">Finding the command to silence the alarm, Grilka breathed a sigh of relief. The Fresno locked onto her shuttle with a tractor beam halting her progression towards the ship.</text:span></text:p>
      <text:p text:style-name="P7"><text:tab/>“<text:span text:style-name="T5">Unidentified vessel. You will not be allowed to come any closer to the Fresno.” Captain Jack O’Brien’s voice came over the comm system. “You will state the nature of your coming into our space at once. </text:span><text:span text:style-name="T6">If you don’t, we will be forced to open fire and you will not be around to answer questions.</text:span><text:span text:style-name="T5">”</text:span></text:p>
      <text:p text:style-name="P7"><text:tab/><text:span text:style-name="T7">Grilka’s heart leaped for joy as she heard Jack’s voice. </text:span><text:span text:style-name="T8">He sounded good from what she could tell. She fumbled over the controls to open a communications channel to answer the captain’s hail.</text:span></text:p>
      <text:p text:style-name="P7"><text:tab/>“<text:span text:style-name="T8">This is Grilka of the Dubor Republic.” Grilka said. “Do not fire, I repeat I am here on a peaceful mission. Please do not fire.” </text:span><text:span text:style-name="T17">She closed her eyes and said a prayer to her gods.</text:span></text:p>
      <text:p text:style-name="P7"><text:tab/><text:span text:style-name="T8">On the bridge of the Fresno, Jack froze. </text:span><text:span text:style-name="T9">He didn’t know what to do. The last person he expected to see or hear from again was Grilka and here she was. </text:span><text:span text:style-name="T10">Standing from his command chair he pointed to the communications officer. “Open… open a channel.” He stammered.</text:span></text:p>
      <text:p text:style-name="P7"><text:tab/>“<text:span text:style-name="T11">Channel open.” The communications officer confirmed. “You’re on.”</text:span></text:p>
      <text:p text:style-name="P7"><text:tab/><text:span text:style-name="T12">Kate looked to Jack and frowned. She wondered how this reunion was going to go. He had been pretty pissed off at Grilka for doing what she had done. You don’t turn on your lover </text:span><text:soft-page-break/><text:span text:style-name="T12">and then try and come back. It was like the unwritten rule of love, </text:span><text:span text:style-name="T13">at least in human terms. </text:span><text:span text:style-name="T14">Maybe the Dubor way was different and </text:span><text:span text:style-name="T15">Jack</text:span><text:span text:style-name="T14"> was part Dubor so perhaps that was part of the new normal for him now. </text:span><text:span text:style-name="T16">She shrugged her shoulders in confusion.</text:span></text:p>
      <text:p text:style-name="P7"><text:tab/>“<text:span text:style-name="T17">Grilka, this is Jack.” O’Brien said into the open communications channel. “</text:span><text:span text:style-name="T18">What are you doing here?” He asked. Jack was really concerned of why she was there. </text:span><text:span text:style-name="T19">What was her reasoning for coming back? There had to be a reason. </text:span><text:span text:style-name="T20">One simply did not just show up out of the blue and say they were back.</text:span></text:p>
      <text:p text:style-name="P7"><text:tab/><text:span text:style-name="T21">Grilka hesitated with her response. Her Dorf was fine and well. He was alive. </text:span><text:span text:style-name="T22">She was grateful for that on so many levels. </text:span><text:span text:style-name="T23">Grilka couldn’t even begin to express her gratitud</text:span><text:span text:style-name="T24">e. “I’ve come back for you Jack.” She said. “If you’ll have me.”</text:span></text:p>
      <text:p text:style-name="P7"><text:tab/><text:span text:style-name="T24">Jack smiled at the thought. She really had come back for him. He shook his head. What had happened and the words she </text:span><text:span text:style-name="T25">didn’t</text:span><text:span text:style-name="T24"> speak came flooding back into his mind. </text:span><text:span text:style-name="T31">One big question stuck in his mind. Could he trust her? “Release your controls to us, we’ll bring you aboard.” He finally said. “</text:span><text:span text:style-name="T32">Disable the tractor beam, bring her shuttle aboard. Full security contingent.” He looked to Kate. “Just in case.” </text:span><text:span text:style-name="T33">He paused. “The docking bay is operational again right?”</text:span></text:p>
      <text:p text:style-name="P7"><text:tab/><text:span text:style-name="T33">Kate nodded. “Yes sir.”</text:span></text:p>
      <text:p text:style-name="P7"><text:tab/><text:span text:style-name="T34">Standing from his chair, Jack headed for the bridge’s transport tube. “I’ll be down there to greet her.” He said as the transport tube doors closed behind him, </text:span><text:span text:style-name="T35">he pulled out his gun just in case. </text:span><text:span text:style-name="T36">One could never be too careful around old girlfriends who could turn something else over night.</text:span></text:p>
      <text:p text:style-name="P8"><text:span text:style-name="T130"><text:tab/></text:span><text:span text:style-name="T37">The transport ride was a quick one. Jack found himself exiting the tube onto the docking bay where a Dubor shuttle was waiting for him. </text:span><text:span text:style-name="T38">A full contingent of security guards were waiting for him as well. </text:span><text:span text:style-name="T39">Six guards in total had their weapons drawn at the docked shuttle.</text:span></text:p>
      <text:p text:style-name="P8"><text:tab/><text:span text:style-name="T40">Jack stepped forward into the docking bay. He looked at the security guards. Jack wanted them there, they were simply insurance in case something bad were to happen. Just in case Grilka wasn’t there for a peaceful meeting as she had indicated in her message.</text:span></text:p>
      <text:p text:style-name="P8"><text:tab/>“<text:span text:style-name="T41">Open her up.” Jack said.</text:span></text:p>
      <text:p text:style-name="P8"><text:tab/><text:span text:style-name="T41">One of the guards stepped forward and keyed in a sequence that would open the shuttle door. As it opened, a hissing sound made its way into the chamber. A green mist escaped from the shuttle. Jack wondered if that was what Grilka was breathing. As far as he knew, the Dubor breathed oxygen just like humans did, and it sure as hell wasn’t green.</text:span></text:p>
      <text:p text:style-name="P8"><text:soft-page-break/><text:tab/>“<text:span text:style-name="T42">Alright Grilka, you can come out now!” Jack yelled. </text:span><text:span text:style-name="T43">He wasn’t sure he was ready for this reunion. </text:span><text:span text:style-name="T44">There were so many things racing though his mind that Jack didn’t know what exactly was going to happen. He had to fly by the seat of his pants on this one.</text:span></text:p>
      <text:p text:style-name="P8"><text:tab/><text:span text:style-name="T45">Grilka stepped out of the shuttle, at the sight of the guards and their guns trained on her, she held her hands up. “I surrender.” She said. “I am not armed, I present no threat to you or your ship.” She looked to Jack. “You have to believe me Jack, you have to believe me.”</text:span></text:p>
      <text:p text:style-name="P8"><text:tab/><text:span text:style-name="T46">Jack stepped forward </text:span><text:span text:style-name="T47">and faced Grilka. He called for his guards to </text:span><text:span text:style-name="T48">lower</text:span><text:span text:style-name="T47"> their weapons. “Weapons hold. She’s no danger to us.” Jack said </text:span><text:span text:style-name="T49">not looking away from Grilka, they locked their gaze and would not let it go.</text:span></text:p>
      <text:p text:style-name="P8"><text:tab/>“<text:span text:style-name="T50">Come with me.” Jack said. “I imagine we have a bit of catching up to do. It’s been weeks.”</text:span></text:p>
      <text:p text:style-name="P8"><text:tab/><text:span text:style-name="T50">Grilka smiled at the invitation. “</text:span><text:span text:style-name="T51">Yes Dorf, we do.” She said.</text:span></text:p>
      <text:p text:style-name="P8"><text:tab/><text:span text:style-name="T51">Dorf, Jack chuckled. She never ceased to amuse him with that word. Always reminding him that he was part human and part Dubor. Not a full breed in either world, he was stuck between </text:span><text:span text:style-name="T54">two</text:span><text:span text:style-name="T51"> worlds and always would be. </text:span><text:span text:style-name="T52">It was not meant as a cruel reminder, but still a reminder nevertheless.</text:span></text:p>
      <text:p text:style-name="P8"><text:tab/><text:span text:style-name="T53">Holstering his weapon, Jack put his arm around Grilka and escorted her to a transport tube. </text:span><text:span text:style-name="T55">Once inside, Jack spoke the command to make the pod move. “Brig.” </text:span><text:span text:style-name="T56">Any smile he had on his face while entering the tube dropped. No more disguises. Nothing but the cold hard truth from here on out.</text:span></text:p>
      <text:p text:style-name="P8"><text:tab/><text:span text:style-name="T57">Pulling a pair of handcuffs out of his back pocket, Jack placed them on Grilka.</text:span></text:p>
      <text:p text:style-name="P8"><text:tab/>“<text:span text:style-name="T57">What’s the meaning of this?” Grilka asked. </text:span><text:span text:style-name="T58">She struggled to free her wrists without promise. </text:span><text:span text:style-name="T59">The harder she tried to remove the restraints the tighter they became. </text:span><text:span text:style-name="T60">She finally gave up on struggling and accepted her fate. She was headed to the brig. Dorf didn’t want anything to do with her.</text:span></text:p>
      <text:p text:style-name="P8"><text:tab/><text:span text:style-name="T61">They rode the trip to the brig in silence. </text:span><text:span text:style-name="T62">Grilka was Jack’s prisoner. Jack wanted nothing more than to hold Grilka. But after their last encounter, he couldn’t do that. Jack didn’t trust her. Until that trust was earned back, she would have to live life in the brig. </text:span><text:span text:style-name="T63">Grilka wasn’t expecting to be taken to the brig. She thought maybe Jack would escort her to his quarters or her own quarters. Guess she was wrong, oh so very wrong.</text:span></text:p>
      <text:p text:style-name="P8"><text:tab/><text:span text:style-name="T64">The brig was empty as was the case when the ship was in space dock. There typically weren’t any trouble makers around during maintenance downtime. Jack escorted Grilka to an empty cell and let her inside. He raised a force field between them separating the brig cell from the main compartment. “There you are. I’ll come talk to you when I’m ready.” He exited the brig.</text:span></text:p>
      <text:p text:style-name="P8"><text:soft-page-break/><text:tab/><text:span text:style-name="T65">Grilka slid down the wall until she was seated on the brig floor. </text:span><text:span text:style-name="T66">She sighed. Maybe Ketish was right, these humans were no good not even the half Dubor ones seemed to be on the up and up. “</text:span><text:span text:style-name="T67">Computer, how many people are onboard the Fresno at this present moment?”</text:span></text:p>
      <text:p text:style-name="P8"><text:tab/><text:span text:style-name="T67">The computer beeped. “There are t</text:span><text:span text:style-name="T68">one</text:span><text:span text:style-name="T67"> hundred and sixty souls onboard.”</text:span></text:p>
      <text:p text:style-name="P8"><text:tab/><text:span text:style-name="T67">Grilka nodded. Under half the crew. </text:span><text:span text:style-name="T68">She wondered when repairs would be complete and they would be headed back to Crimson Gamma. Maybe she could find a way off the ship and head back to Dubor at that point. Maybe. </text:span><text:span text:style-name="T69">Unless Jack came to his senses.</text:span></text:p>
      <text:p text:style-name="P8"><text:tab/><text:span text:style-name="T70">Jack entered the bridge, Kate stood from his command chair as she saw him. “Captain on the bridge.” She announced. Sitting down in her own chair, she checked her readings.</text:span></text:p>
      <text:p text:style-name="P8"><text:tab/>“<text:span text:style-name="T70">Repairs are complete captain. We can recall the crew at anytime.” Kate reported.</text:span></text:p>
      <text:p text:style-name="P8"><text:tab/><text:span text:style-name="T71">Jack nodded. “Good.” He said. “Do it, recall the crew. I’m sure Madison will be glad the space dock dock workers will be out of her engine room.” </text:span><text:span text:style-name="T72">He smiled at the thought. Madison had been so mad and upset over the space dock workers, now that they were gone she could have her engine room back.</text:span></text:p>
      <text:p text:style-name="P8"><text:tab/>“<text:span text:style-name="T73">Captain, can I see you in your office for a moment?” Kate asked O’Brien.</text:span></text:p>
      <text:p text:style-name="P8"><text:tab/><text:span text:style-name="T73">Jack set a datapad down on his armrest and nodded. “Yeah I have time for a brief chat.” Standing up from his chair, he headed towards his office with Kate following behind him.</text:span></text:p>
      <text:p text:style-name="P8"><text:tab/><text:span text:style-name="T74">Inside O’Brien’s office, he turned to face his first office</text:span><text:span text:style-name="T75">r. </text:span><text:span text:style-name="T76">He watched as she placed her hands on her hips. She was upset about something, he was sure he was about to find out exactly what that was.</text:span></text:p>
      <text:p text:style-name="P8"><text:tab/>“<text:span text:style-name="T77">You can’t just put her in the brig.” Kate said. “The war is over, there’s no reason for it.”<text:tab/></text:span></text:p>
      <text:p text:style-name="P8"><text:tab/><text:span text:style-name="T78">Jack scoffed at Kate. “</text:span><text:span text:style-name="T79">I can’t? She lied to me! She could have put this ship in danger. Don’t you see? She could have been a spy for all we know. Who knows what she told Ketish about me, about this ship. She is dangerous. </text:span><text:span text:style-name="T80">A threat at least to me. Not sure about the rest of you.</text:span><text:span text:style-name="T79">” </text:span><text:span text:style-name="T80">He paused as he thought about his words. “If Grilka can prove she’s not a threat to anyone on this ship, I will let her go. Until that time comes, she’s in the brig. Understood?”</text:span></text:p>
      <text:p text:style-name="P8"><text:tab/><text:span text:style-name="T81">Kate could understand where Jack was coming from. Seemed like he wanted revenge of a sort. But with the war over, revenge wouldn’t be the best course of action right now. </text:span><text:span text:style-name="T82">Maybe she could help the captain find a way to forgive her, to make things better. Kate wasn’t sure if she could do that but it was worth a shot.</text:span></text:p>
      <text:p text:style-name="P8"><text:tab/>“<text:span text:style-name="T83">Understood, sir.” Kate said, her voice shaking a little bit. </text:span><text:span text:style-name="T84">She exited the office.</text:span></text:p>
      <text:p text:style-name="P8"><text:tab/>“<text:span text:style-name="T84">Communications to Captain O’Brien, message coming in from Earth sir.” The communications officer said over the wire.</text:span></text:p>
      <text:p text:style-name="P8"><text:soft-page-break/><text:tab/><text:span text:style-name="T84">Jack sighed. Now what did Earth Central want? “Alright, put it through in my office.” He stepped around to the other side of his desk and sat down. Activating his vidscreen, Jack was greeted by the face of a woman he did not know.</text:span></text:p>
      <text:p text:style-name="P8"><text:tab/>“<text:span text:style-name="T85">Captain Jack O’Brien.” She said with a smile. “</text:span><text:span text:style-name="T86">Eighth of your class at the Military War College and the Academy. One of few to actually attend both institutions. Very impressive. Captain of the U.S.S. Fresno, former commander of Crimson Gamma.” She paused thinking if she left any important piece of information out. “Part Dubor, and the man who brokered a truce for this last war we were in.” She continued to smile. “</text:span><text:span text:style-name="T87">Does that about cover it captain?”</text:span></text:p>
      <text:p text:style-name="P8"><text:tab/><text:span text:style-name="T87">O’Brien returned the smile with a chuckle. “</text:span><text:span text:style-name="T88">Yeah that about does it.” He said. “Flunked biology in middle school, but well who doesn’t flunk that class? </text:span><text:span text:style-name="T89">But that’s neither here nor there I suppose. I don’t recognize you, mind an introduction or two to even the playing field? I mean you know all about me, I know nothing about you.”</text:span></text:p>
      <text:p text:style-name="P8"><text:tab/>“<text:span text:style-name="T90">Of course.” The woman said. “Where are my manners. I am President Alexandra Mutar.” She said. “President of the Moon and Martian Colonies as well as President of Earth.” </text:span><text:span text:style-name="T91">She had a smug look on her face like being president actually meant something. It was only a servant calling at best. She was a servant of the people of Earth, The Moon, and Mars, she worked for the people.</text:span></text:p>
      <text:p text:style-name="P9"><text:tab/>“<text:span text:style-name="T92">Madam President.” Jack addressed </text:span><text:span text:style-name="T90">Mutar</text:span><text:span text:style-name="T92"> by her official </text:span><text:span text:style-name="T93">title</text:span><text:span text:style-name="T92">. “</text:span><text:span text:style-name="T94">What do I owe this pleasure?”</text:span></text:p>
      <text:p text:style-name="P9"><text:tab/>“<text:span text:style-name="T95">Right, down to business. I can appreciate that.” </text:span><text:span text:style-name="T96">The president said. “How would you like your old command back? How would you like to run Crimson Gamma again?” </text:span><text:span text:style-name="T97">She leaned forward, “I would promote you back to the rank of major with a pay upgrade, more than you earned before.” The president smiled. “How does that sound?”</text:span></text:p>
      <text:p text:style-name="P9"><text:tab/><text:span text:style-name="T98">Jack thought over the offer for a moment. He had grown accustomed to being a captain again and being in charge of the Fresno did have its moments. But to run Crimson Gamma again? That was the stuff dreams were made of. He longed to be back there, that wasn’t a lie.</text:span></text:p>
      <text:p text:style-name="P9"><text:tab/>“<text:span text:style-name="T99">The last time someone offered me command of Crimson Gamma it didn’t last too long. I was replaced by a general, a now dead general.” Jack said. “What assurance can you give me that this won’t happen again? I don’t need a repeat of the past.”</text:span></text:p>
      <text:p text:style-name="P9"><text:tab/><text:span text:style-name="T100">The president sighed and cringed. “Yes that was an unfortunate turn of events.” She said. “I can’t promise you it won’t happen again. Any change in government </text:span><text:span text:style-name="T101">can have undetermined results.” She explained. “As long as I am in charge, you will have that post. That’s the best I can </text:span><text:span text:style-name="T102">promise</text:span><text:span text:style-name="T101"> you.”</text:span></text:p>
      <text:p text:style-name="P9"><text:tab/><text:span text:style-name="T102">Jack tapped his fingers on his desk. A promise from a new president. He wasn’t sure he liked the sound of that. Could he trust her? She was new after all. There were so many </text:span><text:soft-page-break/><text:span text:style-name="T102">unanswered questions that he really wanted the answers to. </text:span><text:span text:style-name="T103">Why did Grilka really come back was at the top of his list. </text:span><text:span text:style-name="T104">Jack was suspicious of everyone at the moment, even members of his own crew.</text:span></text:p>
      <text:p text:style-name="P9"><text:tab/>“<text:span text:style-name="T104">Madam president.” Jack said. “I shall consider it. Close channel.” The communications channel went dead. He leaned back in his chair, he had a decision to make. </text:span><text:span text:style-name="T105">It would not be an easy choice to make, in fact it would be a most difficult choice at that. Yet he had to make it before he reached Crimson Gamma. </text:span><text:span text:style-name="T106">Maybe being around the station again would ease his mind on the matter. Then again he would be that much closer to Ketish and his reign of, well whatever he was doing. Jack wasn’t sure he wanted to be part of that again.</text:span></text:p>
      <text:p text:style-name="P9"><text:tab/><text:span text:style-name="T107">He agreed it was rude to just close the channel like that on the president, but he didn’t see the point in prolonging any conversation where an answer wouldn’t be chosen. He would have to take some time and decide for himself the best course of action to take.</text:span></text:p>
      <text:h text:style-name="P5" text:outline-level="1">Crimson Gamma</text:h>
      <text:p text:style-name="P8"><text:tab/><text:span text:style-name="T108">Nokev sat on the floor in his quarters, he was piecing together a model FTL engine for one of those toys he purchased in the Main Gallery. It was a hobby of his to make models. He would then destroy the model and rebuild it after he was done, it was a simple past time of his that didn’t require any real thought. Nokev liked it that way.</text:span></text:p>
      <text:p text:style-name="P8"><text:tab/><text:span text:style-name="T109">Beep Beep. There was someone at his door. Standing up from the floor, Nokev set down the mini FTL drive and looked at the door. “</text:span><text:span text:style-name="T131">Open</text:span><text:span text:style-name="T109">.” He said.</text:span></text:p>
      <text:p text:style-name="P8"><text:tab/><text:span text:style-name="T110">The door opened.</text:span></text:p>
      <text:p text:style-name="P8"><text:tab/><text:span text:style-name="T110">A woman stood in the doorway. She invited herself inside and sat down without being offered a chair. “</text:span><text:span text:style-name="T111">Nice place you have here Nokev.” She said. “I can really get into it.” The woman stared at the pieces of Nokev’s unfinished model on the floor. “Well except for whatever </text:span><text:span text:style-name="T26">that’s</text:span><text:span text:style-name="T112"> supposed to be of course.”</text:span></text:p>
      <text:p text:style-name="P8"><text:span text:style-name="T112"><text:tab/>“</text:span><text:span text:style-name="T113">Why don’t you come in.” Nokev said after the fact. </text:span><text:span text:style-name="T114">He looked at the woman and didn’t recognize her. She was from Shuka that much was certain, but other than that he didn’t have a clue who she was or why she was in his quarters. “</text:span><text:span text:style-name="T115">Who are you? What do you want?” He finally asked.</text:span></text:p>
      <text:p text:style-name="P8"><text:span text:style-name="T115"><text:tab/>“</text:span><text:span text:style-name="T116">Kerta.” The woman said. “My name is Kerta.”</text:span></text:p>
      <text:p text:style-name="P8"><text:span text:style-name="T116"><text:tab/>Nokev smiled at the family resemblance. He wasn’t sure why he hadn’t noticed it before. She was the spitting image of the woman he once knew. “</text:span><text:span text:style-name="T117">Of course, I should have seen it earlier. I knew your ancestor.” Nokev said proudly. “Good friends we were.”</text:span></text:p>
      <text:p text:style-name="P8"><text:span text:style-name="T117"><text:tab/>“Yes I know.” Kerta replied with a smile. “It’s time for you to go home.” She said.</text:span></text:p>
      <text:p text:style-name="P8"><text:soft-page-break/><text:span text:style-name="T117"><text:tab/>Nokev was puzzled. Home? What possibly would he find on Shuka that would interest him? The station was all he needed </text:span><text:span text:style-name="T118">at the present moment until he felt the urge to move on and explore more of what was out there. “</text:span><text:span text:style-name="T119">Why?” He asked. Nokev sat down in a chair across from Kerta, his hands in his lap.</text:span></text:p>
      <text:p text:style-name="P8"><text:span text:style-name="T119"><text:tab/>Kerta shrugged. “Why not? Don’t you think you’ve been away long enough Nokev? I’m sure your family misses you.” </text:span><text:span text:style-name="T120">She reached over and placed a hand on Nokev’s leg.</text:span></text:p>
      <text:p text:style-name="P8"><text:span text:style-name="T119"><text:tab/>“</text:span><text:span text:style-name="T121">My family…” Nokev’s voice trailed off. </text:span><text:span text:style-name="T27">My family.</text:span><text:span text:style-name="T122"> He thought over and over again. “</text:span><text:span text:style-name="T123">You must know my family is long since dead.” Nokev finally said as he looked into Kerta’s eyes. “As are yours. The Kerta I knew is long gone. You are her legacy, </text:span><text:span text:style-name="T124">Ambassador Norev is mine.</text:span><text:span text:style-name="T123">”</text:span></text:p>
      <text:p text:style-name="P8"><text:span text:style-name="T123"><text:tab/></text:span><text:span text:style-name="T124">Kerta hesitated. </text:span><text:span text:style-name="T28">How to put this</text:span><text:span text:style-name="T124">, she thought. “What if I told you I can send you back to your wife and child moments after you left them to explore The Rim.” She asked delicately.</text:span></text:p>
      <text:p text:style-name="P8"><text:span text:style-name="T124"><text:tab/>Nokev did a double take. What was she going on about? “</text:span><text:span text:style-name="T125">What?” He asked in disbelief.</text:span></text:p>
      <text:p text:style-name="P8"><text:span text:style-name="T125"><text:tab/>“Time travel.” Kerta said. “I’m talking about time travel. I have a device that will send you whenever you wish to go. It can reunite you with your family. But you have to promise me you won’t leave them again.”</text:span></text:p>
      <text:p text:style-name="P8"><text:span text:style-name="T125"><text:tab/>“</text:span><text:span text:style-name="T126">Time travel isn’t possible.” Nokev said. “There have been studies on the </text:span><text:span text:style-name="T29">theory</text:span><text:span text:style-name="T126"> of time travel, but that’s all it’s ever been. A theory.” He stood up and paced around the room. “</text:span><text:span text:style-name="T127">Even if it were possible, don’t you know how dangerous a weapon it could turn out to be? You don’t like someone, bam you kill an ancestor and they cease to exist. It would be too dangerous.” </text:span><text:span text:style-name="T128">Nokev couldn’t wrap his head around what she was proposing.</text:span></text:p>
      <text:p text:style-name="P8"><text:span text:style-name="T128"><text:tab/>“Yet it </text:span><text:span text:style-name="T30">is</text:span><text:span text:style-name="T128"> possible.” Kerta said. Taking a device out of her pocket she held it up. “</text:span><text:span text:style-name="T129">This makes time travel possible.” The device was sphere shaped with a handle sticking out of it. “I discovered upon it by mistake one day trying to make a stable wormhole. It’s taken years but I finally managed to pinpoint exact moments in time.” Kerta paused as she looked at the device. “I have been to our past, Shuka’s past. I have also been to its future. There are great things in store for us as a race. But that’s not my purpose in speaking with you.”</text:span></text:p>
      <text:p text:style-name="P8"><text:span text:style-name="T129"><text:tab/>Nokev stared at the device in her hand. “You have got to be joking.” He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7</text:page-count>) <text:date style:data-style-name="N37" text:date-value="2026-01-20T18:58:23.771152021">01/20/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0T18:58:23.699393195</dc:date>
    <meta:editing-duration>PT8H11M10S</meta:editing-duration>
    <meta:editing-cycles>142</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78" meta:word-count="3218" meta:character-count="17371" meta:non-whitespace-character-count="14159"/>
  </office:meta>
</office:document-meta>
</file>